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67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6pt" fo:font-style="normal" style:font-style-asian="normal" style:font-style-complex="normal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8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8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color="#000080" style:font-name="Segoe UI Semibold" fo:font-size="32pt" fo:font-style="italic" fo:text-shadow="none" style:font-style-asian="italic" style:font-style-complex="italic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color="#000080" style:font-name="Segoe UI Semibold" fo:font-size="32pt" fo:font-style="italic" fo:text-shadow="none" style:font-style-asian="italic" style:font-style-complex="italic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" style:font-size-asian="28pt" style:font-style-asian="normal" style:font-weight-asian="normal" style:font-name-complex="Segoe UI" style:font-size-complex="28pt" style:font-style-complex="normal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8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8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1.016cm">
          <draw:text-box>
            <text:p text:style-name="P1"><text:span text:style-name="T1">Holy Gospel</text:span></text:p>
            <text:p text:style-name="P1"><text:span text:style-name="T2">Mark 1:14–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7.766cm" svg:x="1.524cm" svg:y="0.87cm">
          <draw:text-box>
            <text:p text:style-name="P4"><text:span text:style-name="T3">14</text:span><text:span text:style-name="T4">Now after John was arrested, Jesus came into Galilee, proclaiming the gospel of God, </text:span><text:span text:style-name="T3">15</text:span><text:span text:style-name="T4">and saying, “The time is fulfilled, and the kingdom of God is at hand; repent and believe in the gospel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3" draw:text-style-name="P5" draw:layer="layout" svg:width="25.146cm" svg:height="7.766cm" svg:x="1.27cm" svg:y="0.87cm">
          <draw:text-box>
            <text:p text:style-name="P4"><text:span text:style-name="T3">16</text:span><text:span text:style-name="T4">Passing alongside the Sea of Galilee, he saw Simon and Andrew the brother of Simon casting a net into the sea, for they were fishermen. </text:span><text:span text:style-name="T3">17</text:span><text:span text:style-name="T4">And Jesus said to them, “Follow me, and I will make you become fishers of men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5" draw:layer="layout" svg:width="24.384cm" svg:height="7.766cm" svg:x="1.778cm" svg:y="0.87cm">
          <draw:text-box>
            <text:p text:style-name="P6"><text:span text:style-name="T3">18</text:span><text:span text:style-name="T4">And immediately they left their nets and followed him. </text:span><text:span text:style-name="T3">19</text:span><text:span text:style-name="T4">And going on a little farther, he saw James the son of Zebedee and John his brother, who were in their boat mending the net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5" draw:text-style-name="P5" draw:layer="layout" svg:width="24.638cm" svg:height="4.927cm" svg:x="1.798cm" svg:y="0.915cm">
          <draw:text-box>
            <text:p text:style-name="P7"><text:span text:style-name="T3">20</text:span><text:span text:style-name="T4">And immediately he called them, and they left their father Zebedee in the boat with the hired servants and followed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6:48:52.226000000</meta:creation-date>
    <dc:title>Hymn template</dc:title>
    <meta:editing-duration>PT6M51S</meta:editing-duration>
    <meta:editing-cycles>3</meta:editing-cycles>
    <meta:generator>LibreOffice/5.3.7.2$Windows_X86_64 LibreOffice_project/6b8ed514a9f8b44d37a1b96673cbbdd077e24059</meta:generator>
    <meta:initial-creator>Arthur Hoch</meta:initial-creator>
    <dc:date>2018-01-17T14:29:21.770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1-21T16:48:51.929000000"/>
  </office:meta>
</office:document-meta>
</file>